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3">To Disable Shade, give each enemy Dark weakness and physical resistance</text:span>.</text:p>
          </table:table-cell>
          <table:table-cell table:number-columns-repeated="1023"/>
        </table:table-row>
        <table:table-row table:style-name="ro1">
          <table:table-cell office:value-type="string" calcext:value-type="string">
            <text:p><text:span text:style-name="T3">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3">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d Battle Songs to their Respective Stage Folders</text:p>
          </table:table-cell>
          <table:table-cell office:value-type="string" calcext:value-type="string">
            <text:p>Low</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14:22:42.4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6T14:23:43.691000000</dc:date>
    <meta:editing-duration>P5DT19H54M51S</meta:editing-duration>
    <meta:editing-cycles>434</meta:editing-cycles>
    <meta:generator>LibreOffice/7.1.0.3$Windows_X86_64 LibreOffice_project/f6099ecf3d29644b5008cc8f48f42f4a40986e4c</meta:generator>
    <meta:document-statistic meta:table-count="6" meta:cell-count="526" meta:object-count="0"/>
  </office:meta>
</office:document-meta>
</file>